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officeooo:rsid="0008eefb" officeooo:paragraph-rsid="0008eefb"/>
    </style:style>
    <style:style style:name="P2" style:family="paragraph" style:parent-style-name="Standard">
      <style:paragraph-properties fo:text-align="center" style:justify-single-word="false"/>
      <style:text-properties style:font-name="FreeMono" fo:font-size="14pt" fo:font-weight="bold" officeooo:rsid="0014e5e4" officeooo:paragraph-rsid="0008eefb" style:font-size-asian="14pt" style:font-weight-asian="bold" style:font-size-complex="14pt" style:font-weight-complex="bold"/>
    </style:style>
    <style:style style:name="P3" style:family="paragraph" style:parent-style-name="Standard">
      <style:text-properties style:font-name="FreeMono" fo:font-weight="bold" officeooo:rsid="0014e5e4" officeooo:paragraph-rsid="0008eefb" style:font-weight-asian="bold" style:font-weight-complex="bold"/>
    </style:style>
    <style:style style:name="P4" style:family="paragraph" style:parent-style-name="Standard">
      <style:text-properties style:font-name="FreeMono" fo:font-weight="bold" officeooo:rsid="0014e5e4" officeooo:paragraph-rsid="004aba72" style:font-weight-asian="bold" style:font-weight-complex="bold"/>
    </style:style>
    <style:style style:name="P5" style:family="paragraph" style:parent-style-name="Standard">
      <style:text-properties style:font-name="FreeMono" fo:font-weight="bold" officeooo:rsid="0008eefb" officeooo:paragraph-rsid="0008eefb" style:font-weight-asian="bold" style:font-weight-complex="bold"/>
    </style:style>
    <style:style style:name="P6" style:family="paragraph" style:parent-style-name="Standard">
      <style:text-properties style:font-name="FreeMono" fo:font-weight="bold" officeooo:rsid="001065c5" officeooo:paragraph-rsid="000bcf78" style:font-weight-asian="bold" style:font-weight-complex="bold"/>
    </style:style>
    <style:style style:name="P7" style:family="paragraph" style:parent-style-name="Standard">
      <style:text-properties style:font-name="FreeMono" fo:font-weight="bold" officeooo:rsid="000bcf78" officeooo:paragraph-rsid="0044d003" style:font-weight-asian="bold" style:font-weight-complex="bold"/>
    </style:style>
    <style:style style:name="P8" style:family="paragraph" style:parent-style-name="Standard">
      <style:text-properties style:font-name="FreeMono" fo:font-weight="bold" officeooo:rsid="000ad84d" officeooo:paragraph-rsid="0008eefb" style:font-weight-asian="bold" style:font-weight-complex="bold"/>
    </style:style>
    <style:style style:name="P9" style:family="paragraph" style:parent-style-name="Standard">
      <style:text-properties style:font-name="FreeMono" fo:font-weight="bold" officeooo:rsid="002ffddc" officeooo:paragraph-rsid="002ffddc" style:font-weight-asian="bold" style:font-weight-complex="bold"/>
    </style:style>
    <style:style style:name="P10" style:family="paragraph" style:parent-style-name="Standard">
      <style:text-properties style:font-name="FreeMono" fo:font-weight="bold" officeooo:rsid="0044d003" officeooo:paragraph-rsid="0044d003" style:font-weight-asian="bold" style:font-weight-complex="bold"/>
    </style:style>
    <style:style style:name="P11" style:family="paragraph" style:parent-style-name="Standard">
      <style:text-properties style:font-name="FreeMono" style:text-underline-style="solid" style:text-underline-width="auto" style:text-underline-color="font-color" fo:font-weight="bold" officeooo:rsid="0008eefb" officeooo:paragraph-rsid="0008eefb" style:font-weight-asian="bold" style:font-weight-complex="bold"/>
    </style:style>
    <style:style style:name="P12" style:family="paragraph" style:parent-style-name="Standard">
      <style:text-properties style:font-name="FreeMono" style:text-underline-style="solid" style:text-underline-width="auto" style:text-underline-color="font-color" fo:font-weight="bold" officeooo:rsid="0014e5e4" officeooo:paragraph-rsid="004aba72" style:font-weight-asian="bold" style:font-weight-complex="bold"/>
    </style:style>
    <style:style style:name="P13" style:family="paragraph" style:parent-style-name="Standard">
      <style:text-properties style:font-name="FreeMono" officeooo:rsid="0014e5e4" officeooo:paragraph-rsid="004aba72"/>
    </style:style>
    <style:style style:name="P14" style:family="paragraph" style:parent-style-name="Standard">
      <style:text-properties style:font-name="Liberation Mono" officeooo:rsid="0013f06f" officeooo:paragraph-rsid="001f2c75"/>
    </style:style>
    <style:style style:name="P15" style:family="paragraph" style:parent-style-name="Standard">
      <style:text-properties style:font-name="Liberation Mono" officeooo:rsid="000bcf78" officeooo:paragraph-rsid="000bcf78"/>
    </style:style>
    <style:style style:name="P16" style:family="paragraph" style:parent-style-name="Standard">
      <style:text-properties style:font-name="Liberation Mono" officeooo:rsid="00307d76" officeooo:paragraph-rsid="00307d76"/>
    </style:style>
    <style:style style:name="P17" style:family="paragraph" style:parent-style-name="Standard">
      <style:text-properties style:font-name="Liberation Mono" officeooo:rsid="00307d76" officeooo:paragraph-rsid="003275e0"/>
    </style:style>
    <style:style style:name="P18" style:family="paragraph" style:parent-style-name="Standard">
      <style:paragraph-properties fo:text-align="center" style:justify-single-word="false"/>
      <style:text-properties style:font-name="Liberation Mono" officeooo:rsid="0008eefb" officeooo:paragraph-rsid="0008eefb"/>
    </style:style>
    <style:style style:name="P19" style:family="paragraph" style:parent-style-name="Standard">
      <style:text-properties style:font-name="Liberation Mono" officeooo:rsid="0008eefb" officeooo:paragraph-rsid="0008eefb"/>
    </style:style>
    <style:style style:name="P20" style:family="paragraph" style:parent-style-name="Standard">
      <style:text-properties style:font-name="Liberation Mono" officeooo:rsid="00336503" officeooo:paragraph-rsid="00336503"/>
    </style:style>
    <style:style style:name="P21" style:family="paragraph" style:parent-style-name="Standard">
      <style:text-properties style:font-name="Liberation Mono" officeooo:rsid="00353692" officeooo:paragraph-rsid="00353692"/>
    </style:style>
    <style:style style:name="P22" style:family="paragraph" style:parent-style-name="Standard">
      <style:text-properties style:font-name="Liberation Mono" officeooo:rsid="00353692" officeooo:paragraph-rsid="00381078"/>
    </style:style>
    <style:style style:name="P23" style:family="paragraph" style:parent-style-name="Standard">
      <style:text-properties style:font-name="Liberation Mono" officeooo:rsid="0038eb55" officeooo:paragraph-rsid="0038eb55"/>
    </style:style>
    <style:style style:name="P24" style:family="paragraph" style:parent-style-name="Standard">
      <style:text-properties style:font-name="Liberation Mono" officeooo:rsid="0038eb55" officeooo:paragraph-rsid="003a7cda"/>
    </style:style>
    <style:style style:name="P25" style:family="paragraph" style:parent-style-name="Standard">
      <style:text-properties style:font-name="Liberation Mono" officeooo:rsid="003f22b2" officeooo:paragraph-rsid="003f22b2"/>
    </style:style>
    <style:style style:name="P26" style:family="paragraph" style:parent-style-name="Standard">
      <style:text-properties style:font-name="Liberation Mono" officeooo:rsid="003f22b2" officeooo:paragraph-rsid="0042c149"/>
    </style:style>
    <style:style style:name="P27" style:family="paragraph" style:parent-style-name="Standard">
      <style:text-properties style:font-name="Liberation Mono" officeooo:rsid="003f22b2" officeooo:paragraph-rsid="0043363f"/>
    </style:style>
    <style:style style:name="P28" style:family="paragraph" style:parent-style-name="Standard">
      <style:text-properties style:font-name="Liberation Mono" officeooo:rsid="0042c149" officeooo:paragraph-rsid="0042c149"/>
    </style:style>
    <style:style style:name="P29" style:family="paragraph" style:parent-style-name="Standard">
      <style:text-properties style:font-name="Liberation Mono" officeooo:rsid="004aba72" officeooo:paragraph-rsid="004aba72"/>
    </style:style>
    <style:style style:name="P30" style:family="paragraph" style:parent-style-name="Standard">
      <style:text-properties style:font-name="Liberation Mono" style:text-underline-style="solid" style:text-underline-width="auto" style:text-underline-color="font-color" officeooo:rsid="000bcf78" officeooo:paragraph-rsid="000bcf78"/>
    </style:style>
    <style:style style:name="P31" style:family="paragraph" style:parent-style-name="Standard">
      <style:text-properties style:font-name="Liberation Mono" style:text-underline-style="solid" style:text-underline-width="auto" style:text-underline-color="font-color" officeooo:rsid="004aba72" officeooo:paragraph-rsid="004aba72"/>
    </style:style>
    <style:style style:name="P32" style:family="paragraph" style:parent-style-name="Standard">
      <style:text-properties style:font-name="Liberation Mono" style:text-underline-style="solid" style:text-underline-width="auto" style:text-underline-color="font-color" officeooo:rsid="0008eefb" officeooo:paragraph-rsid="0008eefb"/>
    </style:style>
    <style:style style:name="P33" style:family="paragraph" style:parent-style-name="Standard">
      <style:text-properties officeooo:paragraph-rsid="0043363f"/>
    </style:style>
    <style:style style:name="P34" style:family="paragraph" style:parent-style-name="Footer">
      <style:paragraph-properties fo:text-align="end" style:justify-single-word="false"/>
      <style:text-properties style:font-name="FreeMono" fo:font-size="10pt" fo:font-weight="bold" style:font-size-asian="10pt" style:font-weight-asian="bold" style:font-size-complex="10pt" style:font-weight-complex="bold"/>
    </style:style>
    <style:style style:name="P35" style:family="paragraph" style:parent-style-name="Preformatted_20_Text">
      <style:text-properties fo:font-variant="normal" fo:text-transform="none" fo:color="#000000" style:font-name="Liberation Mono" fo:letter-spacing="normal" officeooo:rsid="00307d76" officeooo:paragraph-rsid="00307d76"/>
    </style:style>
    <style:style style:name="P36" style:family="paragraph" style:parent-style-name="Preformatted_20_Text">
      <style:text-properties fo:font-variant="normal" fo:text-transform="none" fo:color="#000000" style:font-name="Liberation Mono" fo:letter-spacing="normal" officeooo:rsid="00307d76" officeooo:paragraph-rsid="003275e0"/>
    </style:style>
    <style:style style:name="P37" style:family="paragraph" style:parent-style-name="Preformatted_20_Text">
      <style:text-properties fo:font-variant="normal" fo:text-transform="none" fo:color="#000000" style:font-name="Liberation Mono" fo:letter-spacing="normal" officeooo:rsid="00353692" officeooo:paragraph-rsid="00353692"/>
    </style:style>
    <style:style style:name="P38" style:family="paragraph" style:parent-style-name="Preformatted_20_Text">
      <style:text-properties fo:font-variant="normal" fo:text-transform="none" fo:color="#000000" style:font-name="Liberation Mono" fo:letter-spacing="normal" officeooo:rsid="003f22b2" officeooo:paragraph-rsid="003f22b2"/>
    </style:style>
    <style:style style:name="P39" style:family="paragraph" style:parent-style-name="Preformatted_20_Text">
      <style:text-properties fo:font-variant="normal" fo:text-transform="none" fo:color="#000000" style:font-name="Liberation Mono" fo:letter-spacing="normal" officeooo:rsid="003f22b2" officeooo:paragraph-rsid="0042c149"/>
    </style:style>
    <style:style style:name="P40" style:family="paragraph" style:parent-style-name="Preformatted_20_Text">
      <style:paragraph-properties fo:widows="1"/>
      <style:text-properties fo:font-variant="normal" fo:text-transform="none" fo:color="#000000" fo:letter-spacing="normal"/>
    </style:style>
    <style:style style:name="P41" style:family="paragraph" style:parent-style-name="Preformatted_20_Text">
      <style:paragraph-properties fo:widows="1"/>
      <style:text-properties fo:font-variant="normal" fo:text-transform="none" fo:color="#000000" fo:letter-spacing="normal" fo:background-color="#eaf8ff"/>
    </style:style>
    <style:style style:name="P42" style:family="paragraph" style:parent-style-name="Preformatted_20_Text">
      <style:paragraph-properties fo:widows="1"/>
      <style:text-properties fo:font-variant="normal" fo:text-transform="none" fo:color="#000000" fo:letter-spacing="normal" officeooo:paragraph-rsid="004bb68e" fo:background-color="#eaf8ff"/>
    </style:style>
    <style:style style:name="P43" style:family="paragraph" style:parent-style-name="Preformatted_20_Text">
      <style:paragraph-properties fo:widows="1"/>
      <style:text-properties fo:font-variant="normal" fo:text-transform="none" fo:color="#000000" fo:letter-spacing="normal" fo:font-style="normal" fo:font-weight="normal"/>
    </style:style>
    <style:style style:name="P44" style:family="paragraph" style:parent-style-name="Preformatted_20_Text">
      <style:text-properties fo:font-variant="normal" fo:text-transform="none" fo:color="#000000" style:font-name="FreeMono" fo:letter-spacing="normal" fo:font-style="normal" fo:font-weight="normal" officeooo:rsid="0044d003" officeooo:paragraph-rsid="0044d003" style:font-weight-asian="bold" style:font-weight-complex="bold"/>
    </style:style>
    <style:style style:name="P45" style:family="paragraph" style:parent-style-name="Preformatted_20_Text">
      <style:paragraph-properties fo:widows="1"/>
      <style:text-properties fo:font-variant="normal" fo:text-transform="none" fo:color="#8b2252" fo:letter-spacing="normal" fo:font-style="normal" fo:font-weight="normal" fo:background-color="#eaf8ff"/>
    </style:style>
    <style:style style:name="P46" style:family="paragraph" style:parent-style-name="Preformatted_20_Text">
      <style:paragraph-properties fo:widows="1"/>
      <style:text-properties fo:font-variant="normal" fo:text-transform="none" fo:color="#8b2252" fo:letter-spacing="normal" fo:background-color="#eaf8ff"/>
    </style:style>
    <style:style style:name="P47" style:family="paragraph" style:parent-style-name="Preformatted_20_Text">
      <style:paragraph-properties fo:widows="1"/>
    </style:style>
    <style:style style:name="P48" style:family="paragraph" style:parent-style-name="Preformatted_20_Text">
      <style:text-properties style:font-name="FreeMono" fo:font-weight="bold" officeooo:rsid="0044d003" officeooo:paragraph-rsid="0044d003" style:font-weight-asian="bold" style:font-weight-complex="bold"/>
    </style:style>
    <style:style style:name="P49" style:family="paragraph" style:parent-style-name="Preformatted_20_Text">
      <style:paragraph-properties fo:margin-top="0in" fo:margin-bottom="0.1965in" loext:contextual-spacing="false" fo:widows="1"/>
      <style:text-properties fo:font-variant="normal" fo:text-transform="none" fo:color="#000000" fo:letter-spacing="normal"/>
    </style:style>
    <style:style style:name="P50" style:family="paragraph" style:parent-style-name="Preformatted_20_Text">
      <style:paragraph-properties fo:margin-top="0in" fo:margin-bottom="0.1965in" loext:contextual-spacing="false" fo:widows="1"/>
      <style:text-properties fo:font-variant="normal" fo:text-transform="none" fo:color="#000000" fo:letter-spacing="normal" fo:background-color="#eaf8ff"/>
    </style:style>
    <style:style style:name="T1" style:family="text">
      <style:text-properties style:font-name="FreeMono" fo:font-weight="bold" style:font-weight-asian="bold" style:font-weight-complex="bold"/>
    </style:style>
    <style:style style:name="T2" style:family="text">
      <style:text-properties style:font-name="FreeMono" fo:font-weight="bold" officeooo:rsid="0014e5e4" style:font-weight-asian="bold" style:font-weight-complex="bold"/>
    </style:style>
    <style:style style:name="T3" style:family="text">
      <style:text-properties style:font-name="FreeMono" fo:font-weight="bold" officeooo:rsid="000ad84d" style:font-weight-asian="bold" style:font-weight-complex="bold"/>
    </style:style>
    <style:style style:name="T4" style:family="text">
      <style:text-properties style:font-name="FreeMono" fo:font-weight="bold" officeooo:rsid="000bcf78" style:font-weight-asian="bold" style:font-weight-complex="bold"/>
    </style:style>
    <style:style style:name="T5" style:family="text">
      <style:text-properties style:font-name="FreeMono" fo:font-weight="bold" officeooo:rsid="00158f3c" style:font-weight-asian="bold" style:font-weight-complex="bold"/>
    </style:style>
    <style:style style:name="T6" style:family="text">
      <style:text-properties style:font-name="FreeMono" fo:font-weight="bold" officeooo:rsid="001d5c3a" style:font-weight-asian="bold" style:font-weight-complex="bold"/>
    </style:style>
    <style:style style:name="T7" style:family="text">
      <style:text-properties style:font-name="FreeMono" fo:font-weight="bold" officeooo:rsid="001f113d" style:font-weight-asian="bold" style:font-weight-complex="bold"/>
    </style:style>
    <style:style style:name="T8" style:family="text">
      <style:text-properties style:font-name="FreeMono" fo:font-weight="bold" officeooo:rsid="001f2c75" style:font-weight-asian="bold" style:font-weight-complex="bold"/>
    </style:style>
    <style:style style:name="T9" style:family="text">
      <style:text-properties style:font-name="FreeMono" fo:font-weight="bold" officeooo:rsid="002ffddc" style:font-weight-asian="bold" style:font-weight-complex="bold"/>
    </style:style>
    <style:style style:name="T10" style:family="text">
      <style:text-properties style:font-name="FreeMono" fo:font-weight="bold" officeooo:rsid="00307d76" style:font-weight-asian="bold" style:font-weight-complex="bold"/>
    </style:style>
    <style:style style:name="T11" style:family="text">
      <style:text-properties style:font-name="FreeMono" fo:font-weight="bold" officeooo:rsid="0030c9bb" style:font-weight-asian="bold" style:font-weight-complex="bold"/>
    </style:style>
    <style:style style:name="T12" style:family="text">
      <style:text-properties style:font-name="FreeMono" fo:font-weight="bold" officeooo:rsid="00324792" style:font-weight-asian="bold" style:font-weight-complex="bold"/>
    </style:style>
    <style:style style:name="T13" style:family="text">
      <style:text-properties style:font-name="FreeMono" fo:font-weight="bold" officeooo:rsid="003275e0" style:font-weight-asian="bold" style:font-weight-complex="bold"/>
    </style:style>
    <style:style style:name="T14" style:family="text">
      <style:text-properties style:font-name="FreeMono" fo:font-weight="bold" officeooo:rsid="00336503" style:font-weight-asian="bold" style:font-weight-complex="bold"/>
    </style:style>
    <style:style style:name="T15" style:family="text">
      <style:text-properties style:font-name="FreeMono" fo:font-weight="bold" officeooo:rsid="00353692" style:font-weight-asian="bold" style:font-weight-complex="bold"/>
    </style:style>
    <style:style style:name="T16" style:family="text">
      <style:text-properties style:font-name="FreeMono" fo:font-weight="bold" officeooo:rsid="0036a365" style:font-weight-asian="bold" style:font-weight-complex="bold"/>
    </style:style>
    <style:style style:name="T17" style:family="text">
      <style:text-properties style:font-name="FreeMono" fo:font-weight="bold" officeooo:rsid="003a7cda" style:font-weight-asian="bold" style:font-weight-complex="bold"/>
    </style:style>
    <style:style style:name="T18" style:family="text">
      <style:text-properties style:font-name="FreeMono" fo:font-weight="bold" officeooo:rsid="003b28e8" style:font-weight-asian="bold" style:font-weight-complex="bold"/>
    </style:style>
    <style:style style:name="T19" style:family="text">
      <style:text-properties style:font-name="FreeMono" fo:font-weight="bold" officeooo:rsid="003d8215" style:font-weight-asian="bold" style:font-weight-complex="bold"/>
    </style:style>
    <style:style style:name="T20" style:family="text">
      <style:text-properties style:font-name="FreeMono" fo:font-weight="bold" officeooo:rsid="0042c149" style:font-weight-asian="bold" style:font-weight-complex="bold"/>
    </style:style>
    <style:style style:name="T21" style:family="text">
      <style:text-properties style:font-name="FreeMono" fo:font-weight="bold" officeooo:rsid="003f22b2" style:font-weight-asian="bold" style:font-weight-complex="bold"/>
    </style:style>
    <style:style style:name="T22" style:family="text">
      <style:text-properties style:font-name="FreeMono" fo:font-weight="bold" officeooo:rsid="00448622" style:font-weight-asian="bold" style:font-weight-complex="bold"/>
    </style:style>
    <style:style style:name="T23" style:family="text">
      <style:text-properties style:font-name="FreeMono" fo:font-weight="bold" officeooo:rsid="0048c96f" style:font-weight-asian="bold" style:font-weight-complex="bold"/>
    </style:style>
    <style:style style:name="T24" style:family="text">
      <style:text-properties style:font-name="FreeMono" fo:font-weight="bold" officeooo:rsid="004aba72" style:font-weight-asian="bold" style:font-weight-complex="bold"/>
    </style:style>
    <style:style style:name="T25" style:family="text">
      <style:text-properties style:font-name="FreeMono" fo:font-weight="bold" officeooo:rsid="004ce3fc" style:font-weight-asian="bold" style:font-weight-complex="bold"/>
    </style:style>
    <style:style style:name="T26" style:family="text">
      <style:text-properties style:font-name="FreeMono" fo:font-weight="bold" fo:background-color="#eaf8ff" loext:char-shading-value="0" style:font-weight-asian="bold" style:font-weight-complex="bold"/>
    </style:style>
    <style:style style:name="T27" style:family="text">
      <style:text-properties style:font-name="FreeMono" fo:font-weight="bold" officeooo:rsid="003275e0" fo:background-color="#eaf8ff" loext:char-shading-value="0" style:font-weight-asian="bold" style:font-weight-complex="bold"/>
    </style:style>
    <style:style style:name="T28" style:family="text">
      <style:text-properties style:font-name="FreeMono" fo:font-weight="bold" officeooo:rsid="0042c149" fo:background-color="#eaf8ff" loext:char-shading-value="0" style:font-weight-asian="bold" style:font-weight-complex="bold"/>
    </style:style>
    <style:style style:name="T29" style:family="text">
      <style:text-properties style:font-name="FreeMono" fo:font-style="normal" fo:font-weight="normal" fo:background-color="#eaf8ff" loext:char-shading-value="0" style:font-weight-asian="bold" style:font-weight-complex="bold"/>
    </style:style>
    <style:style style:name="T30" style:family="text">
      <style:text-properties style:font-name="FreeMono" fo:font-style="normal" fo:font-weight="normal" officeooo:rsid="003275e0" fo:background-color="#eaf8ff" loext:char-shading-value="0" style:font-weight-asian="bold" style:font-weight-complex="bold"/>
    </style:style>
    <style:style style:name="T31" style:family="text">
      <style:text-properties style:font-name="FreeMono" fo:font-style="normal" fo:font-weight="normal" officeooo:rsid="0042c149" fo:background-color="#eaf8ff" loext:char-shading-value="0" style:font-weight-asian="bold" style:font-weight-complex="bold"/>
    </style:style>
    <style:style style:name="T32" style:family="text">
      <style:text-properties fo:background-color="#eaf8ff" loext:char-shading-value="0"/>
    </style:style>
    <style:style style:name="T33" style:family="text">
      <style:text-properties fo:font-style="normal" fo:font-weight="normal"/>
    </style:style>
    <style:style style:name="T34" style:family="text">
      <style:text-properties fo:font-style="normal" fo:font-weight="normal" fo:background-color="#eaf8ff" loext:char-shading-value="0"/>
    </style:style>
    <style:style style:name="T35" style:family="text">
      <style:text-properties fo:font-style="normal" fo:font-weight="normal" officeooo:rsid="003275e0" fo:background-color="#eaf8ff" loext:char-shading-value="0"/>
    </style:style>
    <style:style style:name="T36" style:family="text">
      <style:text-properties fo:color="#228b22" style:font-name="FreeMono" fo:font-style="normal" fo:font-weight="normal" fo:background-color="#eaf8ff" loext:char-shading-value="0" style:font-weight-asian="bold" style:font-weight-complex="bold"/>
    </style:style>
    <style:style style:name="T37" style:family="text">
      <style:text-properties fo:color="#228b22" style:font-name="FreeMono" fo:font-style="normal" fo:font-weight="normal" officeooo:rsid="003275e0" fo:background-color="#eaf8ff" loext:char-shading-value="0" style:font-weight-asian="bold" style:font-weight-complex="bold"/>
    </style:style>
    <style:style style:name="T38" style:family="text">
      <style:text-properties fo:color="#228b22" style:font-name="FreeMono" fo:font-style="normal" fo:font-weight="normal" officeooo:rsid="0042c149" fo:background-color="#eaf8ff" loext:char-shading-value="0" style:font-weight-asian="bold" style:font-weight-complex="bold"/>
    </style:style>
    <style:style style:name="T39" style:family="text">
      <style:text-properties fo:color="#228b22" fo:font-style="normal" fo:font-weight="normal" fo:background-color="#eaf8ff" loext:char-shading-value="0"/>
    </style:style>
    <style:style style:name="T40" style:family="text">
      <style:text-properties fo:color="#228b22" fo:background-color="#eaf8ff" loext:char-shading-value="0"/>
    </style:style>
    <style:style style:name="T41" style:family="text">
      <style:text-properties fo:color="#a0522d" style:font-name="FreeMono" fo:font-style="normal" fo:font-weight="normal" fo:background-color="#eaf8ff" loext:char-shading-value="0" style:font-weight-asian="bold" style:font-weight-complex="bold"/>
    </style:style>
    <style:style style:name="T42" style:family="text">
      <style:text-properties fo:color="#a0522d" style:font-name="FreeMono" fo:font-style="normal" fo:font-weight="normal" officeooo:rsid="003275e0" fo:background-color="#eaf8ff" loext:char-shading-value="0" style:font-weight-asian="bold" style:font-weight-complex="bold"/>
    </style:style>
    <style:style style:name="T43" style:family="text">
      <style:text-properties fo:color="#a0522d" style:font-name="FreeMono" fo:font-style="normal" fo:font-weight="normal" officeooo:rsid="0042c149" fo:background-color="#eaf8ff" loext:char-shading-value="0" style:font-weight-asian="bold" style:font-weight-complex="bold"/>
    </style:style>
    <style:style style:name="T44" style:family="text">
      <style:text-properties fo:color="#a0522d" fo:font-style="normal" fo:font-weight="normal" fo:background-color="#eaf8ff" loext:char-shading-value="0"/>
    </style:style>
    <style:style style:name="T45" style:family="text">
      <style:text-properties fo:color="#a0522d" fo:background-color="#eaf8ff" loext:char-shading-value="0"/>
    </style:style>
    <style:style style:name="T46" style:family="text">
      <style:text-properties fo:font-variant="normal" fo:text-transform="none" fo:color="#000000" style:font-name="FreeMono" fo:letter-spacing="normal" fo:font-weight="bold" officeooo:rsid="00307d76" fo:background-color="#eaf8ff" loext:char-shading-value="0" style:font-weight-asian="bold" style:font-weight-complex="bold"/>
    </style:style>
    <style:style style:name="T47" style:family="text">
      <style:text-properties fo:font-variant="normal" fo:text-transform="none" fo:color="#000000" style:font-name="FreeMono" fo:letter-spacing="normal" fo:font-style="normal" fo:font-weight="normal" officeooo:rsid="00307d76" fo:background-color="#eaf8ff" loext:char-shading-value="0" style:font-weight-asian="bold" style:font-weight-complex="bold"/>
    </style:style>
    <style:style style:name="T48" style:family="text">
      <style:text-properties fo:font-variant="normal" fo:text-transform="none" fo:color="#000000" style:font-name="FreeMono" fo:letter-spacing="normal" fo:font-style="normal" fo:font-weight="normal" officeooo:rsid="003275e0" fo:background-color="#eaf8ff" loext:char-shading-value="0" style:font-weight-asian="bold" style:font-weight-complex="bold"/>
    </style:style>
    <style:style style:name="T49" style:family="text">
      <style:text-properties fo:font-variant="normal" fo:text-transform="none" fo:color="#000000" style:font-name="FreeMono" fo:letter-spacing="normal" fo:font-style="normal" fo:font-weight="normal" officeooo:rsid="00336503" fo:background-color="#eaf8ff" loext:char-shading-value="0" style:font-weight-asian="bold" style:font-weight-complex="bold"/>
    </style:style>
    <style:style style:name="T50" style:family="text">
      <style:text-properties fo:font-variant="normal" fo:text-transform="none" fo:color="#228b22" style:font-name="FreeMono" fo:letter-spacing="normal" fo:font-style="normal" fo:font-weight="normal" officeooo:rsid="00307d76" fo:background-color="#eaf8ff" loext:char-shading-value="0" style:font-weight-asian="bold" style:font-weight-complex="bold"/>
    </style:style>
    <style:style style:name="T51" style:family="text">
      <style:text-properties fo:color="#a020f0" style:font-name="FreeMono" fo:font-style="normal" fo:font-weight="normal" fo:background-color="#eaf8ff" loext:char-shading-value="0" style:font-weight-asian="bold" style:font-weight-complex="bold"/>
    </style:style>
    <style:style style:name="T52" style:family="text">
      <style:text-properties fo:color="#a020f0" style:font-name="FreeMono" fo:font-style="normal" fo:font-weight="normal" officeooo:rsid="003275e0" fo:background-color="#eaf8ff" loext:char-shading-value="0" style:font-weight-asian="bold" style:font-weight-complex="bold"/>
    </style:style>
    <style:style style:name="T53" style:family="text">
      <style:text-properties fo:color="#a020f0" style:font-name="FreeMono" fo:font-style="normal" fo:font-weight="normal" officeooo:rsid="0042c149" fo:background-color="#eaf8ff" loext:char-shading-value="0" style:font-weight-asian="bold" style:font-weight-complex="bold"/>
    </style:style>
    <style:style style:name="T54" style:family="text">
      <style:text-properties fo:color="#a020f0" fo:background-color="#eaf8ff" loext:char-shading-value="0"/>
    </style:style>
    <style:style style:name="T55" style:family="text">
      <style:text-properties fo:color="#a020f0" fo:font-style="normal" fo:font-weight="normal" fo:background-color="#eaf8ff" loext:char-shading-value="0"/>
    </style:style>
    <style:style style:name="T56" style:family="text">
      <style:text-properties fo:color="#0000ff" style:font-name="FreeMono" fo:font-style="normal" fo:font-weight="normal" fo:background-color="#eaf8ff" loext:char-shading-value="0" style:font-weight-asian="bold" style:font-weight-complex="bold"/>
    </style:style>
    <style:style style:name="T57" style:family="text">
      <style:text-properties fo:color="#0000ff" style:font-name="FreeMono" fo:font-style="normal" fo:font-weight="normal" officeooo:rsid="003275e0" fo:background-color="#eaf8ff" loext:char-shading-value="0" style:font-weight-asian="bold" style:font-weight-complex="bold"/>
    </style:style>
    <style:style style:name="T58" style:family="text">
      <style:text-properties fo:color="#0000ff" style:font-name="FreeMono" fo:font-style="normal" fo:font-weight="normal" officeooo:rsid="0042c149" fo:background-color="#eaf8ff" loext:char-shading-value="0" style:font-weight-asian="bold" style:font-weight-complex="bold"/>
    </style:style>
    <style:style style:name="T59" style:family="text">
      <style:text-properties fo:color="#0000ff" fo:font-style="normal" fo:font-weight="normal" fo:background-color="#eaf8ff" loext:char-shading-value="0"/>
    </style:style>
    <style:style style:name="T60" style:family="text">
      <style:text-properties fo:color="#0000ff" fo:background-color="#eaf8ff" loext:char-shading-value="0"/>
    </style:style>
    <style:style style:name="T61" style:family="text">
      <style:text-properties fo:color="#008b8b" fo:font-style="normal" fo:font-weight="normal" fo:background-color="#eaf8ff" loext:char-shading-value="0"/>
    </style:style>
    <style:style style:name="T62" style:family="text">
      <style:text-properties fo:color="#008b8b" style:font-name="FreeMono" fo:font-style="normal" fo:font-weight="normal" officeooo:rsid="0042c149" fo:background-color="#eaf8ff" loext:char-shading-value="0" style:font-weight-asian="bold" style:font-weight-complex="bold"/>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4ce3fc"/>
    </style:style>
    <style:style style:name="T65" style:family="text">
      <style:text-properties fo:color="#3a5fcd" fo:font-style="normal" style:text-underline-style="solid" style:text-underline-width="auto" style:text-underline-color="font-color" fo:font-weight="normal" fo:background-color="#eaf8ff" loext:char-shading-value="0"/>
    </style:style>
    <style:style style:name="T66" style:family="text">
      <style:text-properties officeooo:rsid="00459bfa"/>
    </style:style>
    <style:style style:name="T67" style:family="text">
      <style:text-properties fo:color="#8b2252" fo:background-color="#eaf8ff" loext:char-shading-value="0"/>
    </style:style>
    <style:style style:name="T68" style:family="text">
      <style:text-properties officeooo:rsid="0015a937"/>
    </style:style>
    <style:style style:name="T69" style:family="text">
      <style:text-properties officeooo:rsid="00158825"/>
    </style:style>
    <style:style style:name="T70" style:family="text">
      <style:text-properties officeooo:rsid="004aba72"/>
    </style:style>
    <style:style style:name="T71" style:family="text">
      <style:text-properties fo:color="#00008b" fo:font-style="normal" fo:font-weight="normal" fo:background-color="#eaf8ff" loext:char-shading-value="0"/>
    </style:style>
    <style:style style:name="T72" style:family="text">
      <style:text-properties fo:color="#b452cd" fo:font-style="normal" fo:font-weight="normal" fo:background-color="#eaf8ff" loext:char-shading-value="0"/>
    </style:style>
    <style:style style:name="T73" style:family="text">
      <style:text-properties officeooo:rsid="004ce3fc"/>
    </style:style>
    <style:style style:name="T74" style:family="text">
      <style:text-properties officeooo:rsid="004e5a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E COQ PROGRAM OF THE CONGRUENT RESOLUTION TECHNIQUE « PARTICULAR CUT ELIMINATION » OF THE ORIENTED EQUATIONS OF ADJUNCTION AS PRESENTED BY DOSEN</text:p>
      <text:p text:style-name="P3"/>
      <text:p text:style-name="P18"><text:span text:style-name="T1">@</text:span><text:span text:style-name="T2">1</text:span><text:span text:style-name="T1">337777.NET</text:span></text:p>
      <text:p text:style-name="P5"/>
      <text:p text:style-name="P11">1. <text:span text:style-name="T73">CONTENTS</text:span></text:p>
      <text:p text:style-name="P5"/>
      <text:p text:style-name="P4"><text:span text:style-name="T70">N</text:span>ow <text:span text:style-name="T74">[1] </text:span>is successor from the earlier <text:span text:style-name="T70">Solution Programme Memo [2]</text:span>, and presents some Coq program of the congruent resolution technique (« particular cut elimination ») of the oriented equations of adjunction as presented by Dosen [<text:span text:style-name="T74">1'</text:span>]. Here some alternative (equivalent) terminology (formulation) is given such that each primitive rewrite equation is saturated (augmented) congruently such to command (« operate ») deep at any node (subterm), and this terminology contains some memory which memorize the links (« effects ») on the composition nodes. For example [6] the command <text:s/>F (G f2 o G f1) ~&gt; F <text:span text:style-name="T68">(</text:span>G (f2 o f1)<text:span text:style-name="T68">)</text:span> , is some congruent (bellow F) rewriting of the functoriality of G, and memorizes that the outer composition is linked to the inner composition. In some sense, doing categorial programming may be comparable to doing the common « small-step operational semantics, Hoare memory logic » of C !?1 </text:p>
      <text:p text:style-name="P4"/>
      <text:p text:style-name="P4"><text:s text:c="4"/>Congruence is indeed the critical angle of view of the common « small-step semantics » [4]. Also are there correlations between this categorial « congruent resolution » technique and the common « deep inference » technique ? And earlier in [2] , which proved « total/global cut elimination », although some non-saturated congruent « small-step semantics » was held, it is possible to formulate some « big-step semantics » inductive definition which mimicks/simulates the recursion contained the cut-elimination theorem : therefore small-step &lt;-&gt; particular and big-step &lt;-&gt; total/global. Also earlier in the semiassociativity completeness and confluence lemmas, the linking technique is easier to describe because the commands (for example, the associativity bracketing command) are in fact terms (arrow terms) of some easy inductive dependent type.</text:p>
      <text:p text:style-name="P4"/>
      <text:p text:style-name="P4"><text:s text:c="4"/>Also may some shallow embedding onto some logic as « dedukti modulo » [5] be some more sensible compu-logical context than the present deep embedding in Coq ?</text:p>
      <text:p text:style-name="P5"/>
      <text:p text:style-name="P12">SOLUTION PROGRAM<text:span text:style-name="T69">ME</text:span> MEMO</text:p>
      <text:p text:style-name="P4"/>
      <text:p text:style-name="P4">Short : some Coq program of the termination technique of the oriented equations of adjunction as presented by Dosen [1<text:span text:style-name="T74">'</text:span>]. For example, (counit f &lt;o reflection (unit g)) ~&gt; (f &lt;o reflection g), which is the polymorphic (Yoneda) terminology of the common equations. And the confluence technique and links-model resolution technique for semiassociativity and associativity was already programmed and simultaneously-edited and timed-tutored in [2<text:span text:style-name="T74">'</text:span>] and [3<text:span text:style-name="T74">'</text:span>]. These Coq programs use dependent types to encode source-target functions and use inductives to encode grammatical (free) generations of adjunctions.</text:p>
      <text:p text:style-name="P4"/>
      <text:p text:style-name="P4"><text:soft-page-break/><text:s text:c="4"/>The Solution Programme lacks to extend and mix these automation programming techniques into the enriched-lax monoidal topology (Tholen's TV) or the n-fold-lax categorial homotopy (Riehl's Kan-obsession) or the dissociativity technique (Dosen's boolean categories and linear logic) or the compositional automation technique (Chlipala's ?functorial? MirrorShard)... ultimately this may converge to the descent technique of Galois. The Solution Programme initiated by Gentzen lacks to comprehend things in different « terminologies » or « formulations » or « coordinates ». This angle of view was continued by Lambek into categories, then by Kelly, then by Dosen-Petric. Einstein's single deepest angle of view was about « coordinates », even before the « spin » or the « entropy » ...</text:p>
      <text:p text:style-name="P5"/>
      <text:p text:style-name="P15"><text:span text:style-name="T1"/></text:p>
      <text:p text:style-name="P30"><text:span text:style-name="T1">2. </text:span><text:span text:style-name="T25">CATEGORIAL PROGRAMMING</text:span></text:p>
      <text:p text:style-name="P6"/>
      <text:p text:style-name="Standard"><text:span text:style-name="T5">The flow/path of t</text:span><text:span text:style-name="T1">his text does not lack to exhaust all the possibilities/</text:span><text:span text:style-name="T5">tree</text:span><text:span text:style-name="T1"> such as Dosen, therefore </text:span><text:span text:style-name="T6">this presentation</text:span><text:span text:style-name="T1"> shall be smoother. </text:span><text:span text:style-name="T6">The critical end is that the</text:span><text:span text:style-name="T7">re</text:span><text:span text:style-name="T6"> </text:span><text:span text:style-name="T8">shall</text:span><text:span text:style-name="T6"> be some &lt;&lt; logiciel &gt;&gt; where this categorial programming is done </text:span><text:span text:style-name="T8">more computationally and</text:span><text:span text:style-name="T6"> </text:span><text:span text:style-name="T8">more </text:span><text:span text:style-name="T6">smoothly, </text:span><text:span text:style-name="T8">and moreover such thing i</text:span><text:span text:style-name="T6">s certainly different than the present deep embedding into Coq.</text:span></text:p>
      <text:p text:style-name="Standard"/>
      <text:p text:style-name="Standard"><text:span text:style-name="T6">M</text:span><text:span text:style-name="T1">emo that the </text:span><text:span text:style-name="T13">(</text:span><text:span text:style-name="T1">covariant</text:span><text:span text:style-name="T13">)</text:span><text:span text:style-name="T1"> Yoneda embedding is the function</text:span></text:p>
      <text:p text:style-name="P16"><text:span text:style-name="T1"/></text:p>
      <text:p text:style-name="P35"><text:span text:style-name="T26"><text:s text:c="2"/></text:span><text:span text:style-name="T29">| ModCom : </text:span><text:span text:style-name="T36">forall</text:span><text:span text:style-name="T29"> {UACom}, </text:span><text:span text:style-name="T36">forall</text:span><text:span text:style-name="T29"> </text:span><text:span text:style-name="T41">A3</text:span><text:span text:style-name="T29">, UACom ⊢a A3 -&gt; </text:span><text:span text:style-name="T36">forall</text:span><text:span text:style-name="T29"> </text:span><text:span text:style-name="T41">A1</text:span><text:span text:style-name="T29">, A1 ⊢a UACom -&gt; A1 ⊢a A3</text:span></text:p>
      <text:p text:style-name="Standard"><text:line-break/><text:span text:style-name="T11">which says that put some arrow f2 to get </text:span><text:span text:style-name="T10">the polymorphic higher-order map ( f2 &lt;o _ ) which accept</text:span><text:span text:style-name="T11">s two arguments :</text:span><text:span text:style-name="T10"> first some object then some arrow. </text:span><text:span text:style-name="T12">And the reverse is the identity grounding function that puts the polymorphic higher-order map α to get α(1) . <text:s/></text:span></text:p>
      <text:p text:style-name="Standard"><text:span text:style-name="T10"/></text:p>
      <text:p text:style-name="Standard"><text:span text:style-name="T10">M</text:span><text:span text:style-name="T1">emo that the Yoneda lemma is some rearrangement ( strengthening ? ) of the arguments to some functor such to get the &lt;&lt; opposite functor &gt;&gt; . For example for </text:span><text:span text:style-name="T14">any</text:span><text:span text:style-name="T1"> functor F| ( </text:span><text:span text:style-name="T13">on objects F|0 </text:span><text:span text:style-name="T1">)</text:span></text:p>
      <text:p text:style-name="Standard"><text:span text:style-name="T13"/></text:p>
      <text:p text:style-name="Preformatted_20_Text"><text:span text:style-name="T46"><text:s text:c="2"/></text:span><text:span text:style-name="T47">| </text:span><text:span text:style-name="T48">F</text:span><text:span text:style-name="T47"> : </text:span><text:span text:style-name="T50">forall</text:span><text:span text:style-name="T47"> B1 B2, (B1 ⊢b B2) -</text:span><text:span text:style-name="T49">&gt;</text:span><text:span text:style-name="T47"> F|0 B1 ⊢a F|0 B2</text:span></text:p>
      <text:p text:style-name="P16"><text:span text:style-name="T1"/></text:p>
      <text:p text:style-name="P17"><text:span text:style-name="T14">and, assuming in Coq that there are coercions to Set and Functions, then </text:span><text:span text:style-name="T13">the </text:span><text:span text:style-name="T14">rearrangement</text:span><text:span text:style-name="T13"> </text:span><text:span text:style-name="T14">of arguments</text:span><text:span text:style-name="T13"> gives</text:span></text:p>
      <text:p text:style-name="P17"><text:span text:style-name="T13"/></text:p>
      <text:p text:style-name="P36"><text:span text:style-name="T27"><text:s text:c="4"/></text:span><text:span text:style-name="T52">Definition</text:span><text:span text:style-name="T30"> </text:span><text:span text:style-name="T57">Yoneda_F</text:span><text:span text:style-name="T30"> : </text:span><text:span text:style-name="T37">forall</text:span><text:span text:style-name="T30"> (</text:span><text:span text:style-name="T42">B1</text:span><text:span text:style-name="T30"> : CoModObjects), F|0 B1 -&gt; </text:span><text:span text:style-name="T37">forall</text:span><text:span text:style-name="T30"> (</text:span><text:span text:style-name="T42">B2</text:span><text:span text:style-name="T30"> : CoModObjects), (B1 ⊢b B2) -&gt; F|0 B2 :=</text:span></text:p>
      <text:p text:style-name="P40"><text:span text:style-name="T32"><text:s text:c="6"/></text:span><text:span text:style-name="T34">(</text:span><text:span text:style-name="T39">fun</text:span><text:span text:style-name="T34"> (</text:span><text:span text:style-name="T44">B1</text:span><text:span text:style-name="T34"> : CoModObjects) (</text:span><text:span text:style-name="T44">x</text:span><text:span text:style-name="T34"> : F|0 B1) (</text:span><text:span text:style-name="T44">B2</text:span><text:span text:style-name="T34"> : CoModObjects) (</text:span><text:span text:style-name="T44">g</text:span><text:span text:style-name="T34"> : B1 ⊢b B2) =&gt;</text:span></text:p>
      <text:p text:style-name="P49"><text:span text:style-name="T32"><text:s text:c="9"/></text:span><text:span text:style-name="T35">F|</text:span><text:span text:style-name="T34"> B1 B2 g x).</text:span></text:p>
      <text:p text:style-name="P20"><text:span text:style-name="T13">N</text:span><text:span text:style-name="T1">ow doing this Yoneda rearrangement on the (left) composition &lt;o really do give the right composition o&gt; . Therefore take the common presentation of categories and functors and natural transformations and adjunctions, where </text:span></text:p>
      <text:p text:style-name="P20"><text:span text:style-name="T1"/></text:p>
      <text:p text:style-name="P20"><text:span text:style-name="T1"><text:s text:c="4"/>* the right composition o&gt; is primitive together with the common equation : <text:s text:c="3"/>f1 o&gt; f2 = f2 &lt;o f1 </text:span></text:p>
      <text:p text:style-name="P20"><text:soft-page-break/><text:span text:style-name="T1"/></text:p>
      <text:p text:style-name="P20"><text:span text:style-name="T1"><text:s text:c="4"/>* the counit is primitive but then uncommonly add the map ( counit o&gt; _ ) as primitive together with the common equation : counit = ( counit o&gt; _ ) 1 <text:s/>... </text:span><text:span text:style-name="T15">and similar for the unit.</text:span></text:p>
      <text:p text:style-name="P20"><text:span text:style-name="T1"/></text:p>
      <text:p text:style-name="P21"><text:span text:style-name="T1">This presentation looks as</text:span></text:p>
      <text:p text:style-name="P21"><text:span text:style-name="T1"/></text:p>
      <text:p text:style-name="P21"><text:span text:style-name="T1"/></text:p>
      <text:p text:style-name="P37"><text:span text:style-name="T26"><text:s text:c="2"/></text:span><text:span text:style-name="T51">Inductive</text:span><text:span text:style-name="T29"> </text:span><text:span text:style-name="T56">convMod</text:span><text:span text:style-name="T29"> : </text:span><text:span text:style-name="T36">forall</text:span><text:span text:style-name="T29"> </text:span><text:span text:style-name="T41">A1 A2</text:span><text:span text:style-name="T29"> : ModObjects, A1 ⊢a A2 -&gt; A1 ⊢a A2 -&gt; </text:span><text:span text:style-name="T36">Prop</text:span><text:span text:style-name="T29"> := </text:span></text:p>
      <text:p text:style-name="P40"><text:span text:style-name="T32"><text:s text:c="2"/></text:span><text:span text:style-name="T34">| <text:s/>ModCongCom : </text:span><text:span text:style-name="T39">forall</text:span><text:span text:style-name="T34"> </text:span><text:span text:style-name="T44">A2 A3</text:span><text:span text:style-name="T34">, </text:span><text:span text:style-name="T39">forall</text:span><text:span text:style-name="T34"> (</text:span><text:span text:style-name="T44">f2 f2'</text:span><text:span text:style-name="T34"> : A2 ⊢a A3), f2 ≈a f2' -&gt; </text:span><text:span text:style-name="T39">forall</text:span><text:span text:style-name="T34"> </text:span><text:span text:style-name="T44">A1</text:span><text:span text:style-name="T34">, </text:span><text:span text:style-name="T39">forall</text:span><text:span text:style-name="T34"> (</text:span><text:span text:style-name="T44">f1 f1'</text:span><text:span text:style-name="T34"> : A1 ⊢a A2), f1 ≈a f1' -&gt; f2 &lt;a f1 ≈a f2' &lt;a f1'</text:span></text:p>
      <text:p text:style-name="P40"><text:span text:style-name="T32"><text:s text:c="2"/></text:span><text:span text:style-name="T34">| <text:s/>ModCongRefl1 : </text:span><text:span text:style-name="T39">forall</text:span><text:span text:style-name="T34"> </text:span><text:span text:style-name="T44">B1 B2</text:span><text:span text:style-name="T34">, </text:span><text:span text:style-name="T39">forall</text:span><text:span text:style-name="T34"> (</text:span><text:span text:style-name="T44">g g'</text:span><text:span text:style-name="T34"> : B1 ⊢b B2), g ≈b g' -&gt; F| g ≈a F| g'</text:span></text:p>
      <text:p text:style-name="P40"><text:span text:style-name="T32"><text:s text:c="2"/></text:span><text:span text:style-name="T34">| <text:s/>ModCongCoUnit : </text:span><text:span text:style-name="T39">forall</text:span><text:span text:style-name="T34"> </text:span><text:span text:style-name="T44">A1 A2</text:span><text:span text:style-name="T34">, </text:span><text:span text:style-name="T39">forall</text:span><text:span text:style-name="T34"> (</text:span><text:span text:style-name="T44">f f'</text:span><text:span text:style-name="T34"> : A1 ⊢a A2), f ≈a f' -&gt; φ a&gt; f ≈a φ a&gt; f'</text:span></text:p>
      <text:p text:style-name="P40"><text:span text:style-name="T32"><text:s text:c="2"/></text:span><text:span text:style-name="T34">| <text:s/>ModRefl : </text:span><text:span text:style-name="T39">forall</text:span><text:span text:style-name="T34"> A1 A2 (</text:span><text:span text:style-name="T44">f</text:span><text:span text:style-name="T34"> : A1 ⊢a A2), f ≈a f</text:span></text:p>
      <text:p text:style-name="P40"><text:span text:style-name="T32"><text:s text:c="2"/></text:span><text:span text:style-name="T34">| <text:s/>ModTrans : </text:span><text:span text:style-name="T39">forall</text:span><text:span text:style-name="T34"> </text:span><text:span text:style-name="T44">A1 A2</text:span><text:span text:style-name="T34">, </text:span><text:span text:style-name="T39">forall</text:span><text:span text:style-name="T34"> (</text:span><text:span text:style-name="T44">uModTrans f</text:span><text:span text:style-name="T34"> : A1 ⊢a A2), uModTrans ≈a f -&gt; </text:span><text:span text:style-name="T39">forall</text:span><text:span text:style-name="T34"> (</text:span><text:span text:style-name="T44">f'</text:span><text:span text:style-name="T34"> : A1 ⊢a A2), f' ≈a uModTrans -&gt; f' ≈a f</text:span></text:p>
      <text:p text:style-name="P40"><text:span text:style-name="T32"><text:s text:c="2"/></text:span><text:span text:style-name="T34">| <text:s/>ModSym : </text:span><text:span text:style-name="T39">forall</text:span><text:span text:style-name="T34"> </text:span><text:span text:style-name="T44">A1 A2</text:span><text:span text:style-name="T34">, <text:s/></text:span><text:span text:style-name="T39">forall</text:span><text:span text:style-name="T34"> (</text:span><text:span text:style-name="T44">f' f</text:span><text:span text:style-name="T34"> : A1 ⊢a A2), f ≈a f' -&gt; f' ≈a f</text:span></text:p>
      <text:p text:style-name="P40"><text:span text:style-name="T32"><text:s text:c="2"/></text:span><text:span text:style-name="T34">| <text:s/>ModCat1Right : </text:span><text:span text:style-name="T39">forall</text:span><text:span text:style-name="T34"> </text:span><text:span text:style-name="T44">A1 A2</text:span><text:span text:style-name="T34">, </text:span><text:span text:style-name="T39">forall</text:span><text:span text:style-name="T34"> </text:span><text:span text:style-name="T44">f</text:span><text:span text:style-name="T34"> : A1 ⊢a A2, <text:s/>f ≈a 1 a&gt; f</text:span></text:p>
      <text:p text:style-name="P40"><text:span text:style-name="T32"><text:s text:c="2"/></text:span><text:span text:style-name="T34">| <text:s/>ModCat1Left : </text:span><text:span text:style-name="T39">forall</text:span><text:span text:style-name="T34"> </text:span><text:span text:style-name="T44">A1 A2</text:span><text:span text:style-name="T34">, </text:span><text:span text:style-name="T39">forall</text:span><text:span text:style-name="T34"> </text:span><text:span text:style-name="T44">f</text:span><text:span text:style-name="T34"> : A1 ⊢a A2, <text:s/>f ≈a 1 &lt;a f</text:span></text:p>
      <text:p text:style-name="P40"><text:span text:style-name="T32"><text:s text:c="2"/></text:span><text:span text:style-name="T34">| <text:s/>ModCat2 : </text:span><text:span text:style-name="T39">forall</text:span><text:span text:style-name="T34"> A3 A4 (</text:span><text:span text:style-name="T44">f3</text:span><text:span text:style-name="T34"> : A3 ⊢a A4), </text:span><text:span text:style-name="T39">forall</text:span><text:span text:style-name="T34"> A2 (</text:span><text:span text:style-name="T44">f2</text:span><text:span text:style-name="T34"> : A2 ⊢a A3), </text:span><text:span text:style-name="T39">forall</text:span><text:span text:style-name="T34"> A1 (</text:span><text:span text:style-name="T44">f1</text:span><text:span text:style-name="T34"> : A1 ⊢a A2),</text:span></text:p>
      <text:p text:style-name="P41"><text:s text:c="17"/><text:span text:style-name="T33">f1 a&gt; (f3 &lt;a f2) ≈a f3 &lt;a (f1 a&gt; f2)</text:span></text:p>
      <text:p text:style-name="P40"><text:span text:style-name="T32"><text:s text:c="2"/></text:span><text:span text:style-name="T34">| <text:s/>ModFun1Refl : </text:span><text:span text:style-name="T39">forall</text:span><text:span text:style-name="T34"> </text:span><text:span text:style-name="T44">B</text:span><text:span text:style-name="T34">, 1 ≈a F| (</text:span><text:span text:style-name="T61">@</text:span><text:span text:style-name="T34">CoModIden B)</text:span></text:p>
      <text:p text:style-name="P40"><text:span text:style-name="T32"><text:s text:c="2"/></text:span><text:span text:style-name="T34">| <text:s/>ModFun2Refl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1"/><text:span text:style-name="T33">F| (g2 &lt;b g1) ≈a F| g2 &lt;a F| g1</text:span></text:p>
      <text:p text:style-name="P40"><text:span text:style-name="T32"><text:s text:c="2"/></text:span><text:span text:style-name="T34">| ModNatCoUnit1 : </text:span><text:span text:style-name="T39">forall</text:span><text:span text:style-name="T34"> A2 A3 (</text:span><text:span text:style-name="T44">f2</text:span><text:span text:style-name="T34"> : A2 ⊢a A3) A1 (</text:span><text:span text:style-name="T44">f1</text:span><text:span text:style-name="T34"> : A1 ⊢a A2),</text:span></text:p>
      <text:p text:style-name="P41"><text:s text:c="22"/><text:span text:style-name="T33">φ a&gt; (f2 &lt;a f1) ≈a f2 &lt;a φ a&gt; f1</text:span></text:p>
      <text:p text:style-name="P40"><text:span text:style-name="T32"><text:s text:c="2"/></text:span><text:span text:style-name="T34">| ModNatCoUnit2 : </text:span><text:span text:style-name="T39">forall</text:span><text:span text:style-name="T34"> A2 A3 (</text:span><text:span text:style-name="T44">f2</text:span><text:span text:style-name="T34"> : A2 ⊢a A3) A1 (</text:span><text:span text:style-name="T44">f1</text:span><text:span text:style-name="T34"> : A1 ⊢a A2),</text:span></text:p>
      <text:p text:style-name="P41"><text:s text:c="22"/><text:span text:style-name="T33">φ a&gt; (f2 &lt;a f1) ≈a (φ a&gt; f2) &lt;a F| G| f1</text:span></text:p>
      <text:p text:style-name="P40"><text:span text:style-name="T32"><text:s text:c="2"/></text:span><text:span text:style-name="T34">| ModRectangle : </text:span><text:span text:style-name="T39">forall</text:span><text:span text:style-name="T34"> <text:s/>B1 B2 (</text:span><text:span text:style-name="T44">g</text:span><text:span text:style-name="T34"> : B1 ⊢b B2) A2 (</text:span><text:span text:style-name="T44">f</text:span><text:span text:style-name="T34"> : F|0 B2 ⊢a A2),</text:span></text:p>
      <text:p text:style-name="P41"><text:s text:c="21"/><text:span text:style-name="T33">f &lt;a F| g ≈a (φ a&gt; f) &lt;a F| (γ b&gt; g) </text:span></text:p>
      <text:p text:style-name="P47"/>
      <text:p text:style-name="P40"><text:span text:style-name="T32"><text:s text:c="2"/></text:span><text:span text:style-name="T39">with</text:span><text:span text:style-name="T34"> </text:span><text:span text:style-name="T59">convCoMod</text:span><text:span text:style-name="T34"> : </text:span><text:span text:style-name="T39">forall</text:span><text:span text:style-name="T34"> </text:span><text:span text:style-name="T44">B1 B2</text:span><text:span text:style-name="T34"> : CoModObjects, B1 ⊢b B2 -&gt; B1 ⊢b B2 -&gt; </text:span><text:span text:style-name="T39">Prop</text:span><text:span text:style-name="T34"> :=</text:span></text:p>
      <text:p text:style-name="P40"><text:span text:style-name="T32"><text:s text:c="2"/></text:span><text:span text:style-name="T34">| <text:s/>CoModCongCom : </text:span><text:span text:style-name="T39">forall</text:span><text:span text:style-name="T34"> </text:span><text:span text:style-name="T44">B2 B3</text:span><text:span text:style-name="T34">, </text:span><text:span text:style-name="T39">forall</text:span><text:span text:style-name="T34"> (</text:span><text:span text:style-name="T44">g2 g2'</text:span><text:span text:style-name="T34"> : B2 ⊢b B3), g2 ≈b g2' -&gt; </text:span><text:span text:style-name="T39">forall</text:span><text:span text:style-name="T34"> </text:span><text:span text:style-name="T44">B1</text:span><text:span text:style-name="T34">, </text:span><text:span text:style-name="T39">forall</text:span><text:span text:style-name="T34"> (</text:span><text:span text:style-name="T44">g1 g1'</text:span><text:span text:style-name="T34"> : B1 ⊢b B2), g1 ≈b g1' -&gt; g2 &lt;b g1 ≈b g2' &lt;b g1'</text:span></text:p>
      <text:p text:style-name="P40"><text:span text:style-name="T32"><text:s text:c="2"/></text:span><text:span text:style-name="T34">| <text:s/>CoModCongRefl1 : </text:span><text:span text:style-name="T39">forall</text:span><text:span text:style-name="T34"> </text:span><text:span text:style-name="T44">A1 A2</text:span><text:span text:style-name="T34">, </text:span><text:span text:style-name="T39">forall</text:span><text:span text:style-name="T34"> (</text:span><text:span text:style-name="T44">f f'</text:span><text:span text:style-name="T34"> : A1 ⊢a A2), f ≈a f' -&gt; G| f ≈b G| f'</text:span></text:p>
      <text:p text:style-name="P40"><text:span text:style-name="T32"><text:s text:c="2"/></text:span><text:span text:style-name="T34">| <text:s/>CoModCongCoUnit : </text:span><text:span text:style-name="T39">forall</text:span><text:span text:style-name="T34"> </text:span><text:span text:style-name="T44">B1 B2</text:span><text:span text:style-name="T34">, </text:span><text:span text:style-name="T39">forall</text:span><text:span text:style-name="T34"> (</text:span><text:span text:style-name="T44">g g'</text:span><text:span text:style-name="T34"> : B1 ⊢b B2), g ≈b g' -&gt; γ b&gt; g ≈b γ b&gt; g'</text:span></text:p>
      <text:p text:style-name="P40"><text:span text:style-name="T32"><text:s text:c="2"/></text:span><text:span text:style-name="T34">| <text:s/>CoModRefl : </text:span><text:span text:style-name="T39">forall</text:span><text:span text:style-name="T34"> B1 B2 (</text:span><text:span text:style-name="T44">g</text:span><text:span text:style-name="T34"> : B1 ⊢b B2), g ≈b g</text:span></text:p>
      <text:p text:style-name="P40"><text:span text:style-name="T32"><text:s text:c="2"/></text:span><text:span text:style-name="T34">| <text:s/>CoModTrans : </text:span><text:span text:style-name="T39">forall</text:span><text:span text:style-name="T34"> </text:span><text:span text:style-name="T44">B1 B2</text:span><text:span text:style-name="T34">, </text:span><text:span text:style-name="T39">forall</text:span><text:span text:style-name="T34"> (</text:span><text:span text:style-name="T44">uCoModTrans g</text:span><text:span text:style-name="T34"> : B1 ⊢b B2), uCoModTrans ≈b g -&gt; </text:span><text:span text:style-name="T39">forall</text:span><text:span text:style-name="T34"> (</text:span><text:span text:style-name="T44">g'</text:span><text:span text:style-name="T34"> : B1 ⊢b B2), g' ≈b uCoModTrans -&gt; g' ≈b g</text:span></text:p>
      <text:p text:style-name="P40"><text:span text:style-name="T32"><text:s text:c="2"/></text:span><text:span text:style-name="T34">| <text:s/>CoModSym : </text:span><text:span text:style-name="T39">forall</text:span><text:span text:style-name="T34"> </text:span><text:span text:style-name="T44">B1 B2</text:span><text:span text:style-name="T34">, <text:s/></text:span><text:span text:style-name="T39">forall</text:span><text:span text:style-name="T34"> (</text:span><text:span text:style-name="T44">g' g</text:span><text:span text:style-name="T34"> : B1 ⊢b B2), g ≈b g' -&gt; g' ≈b g</text:span></text:p>
      <text:p text:style-name="P40"><text:span text:style-name="T32"><text:s text:c="2"/></text:span><text:span text:style-name="T34">| <text:s/>CoModCat1Right : </text:span><text:span text:style-name="T39">forall</text:span><text:span text:style-name="T34"> </text:span><text:span text:style-name="T44">B1 B2</text:span><text:span text:style-name="T34">, </text:span><text:span text:style-name="T39">forall</text:span><text:span text:style-name="T34"> </text:span><text:span text:style-name="T44">g</text:span><text:span text:style-name="T34"> : B1 ⊢b B2, <text:s/>g ≈b '1 b&gt; g</text:span></text:p>
      <text:p text:style-name="P40"><text:span text:style-name="T32"><text:s text:c="2"/></text:span><text:span text:style-name="T34">| <text:s/>CoModCat1Left : </text:span><text:span text:style-name="T39">forall</text:span><text:span text:style-name="T34"> </text:span><text:span text:style-name="T44">B1 B2</text:span><text:span text:style-name="T34">, </text:span><text:span text:style-name="T39">forall</text:span><text:span text:style-name="T34"> </text:span><text:span text:style-name="T44">g</text:span><text:span text:style-name="T34"> : B1 ⊢b B2, <text:s/>g ≈b '1 &lt;b g</text:span></text:p>
      <text:p text:style-name="P40"><text:span text:style-name="T32"><text:s text:c="2"/></text:span><text:span text:style-name="T34">| <text:s/>CoModCat2 : </text:span><text:span text:style-name="T39">forall</text:span><text:span text:style-name="T34"> B3 B4 (</text:span><text:span text:style-name="T44">g3</text:span><text:span text:style-name="T34"> : B3 ⊢b B4), </text:span><text:span text:style-name="T39">forall</text:span><text:span text:style-name="T34"> B2 (</text:span><text:span text:style-name="T44">g2</text:span><text:span text:style-name="T34"> : B2 ⊢b B3), </text:span><text:span text:style-name="T39">forall</text:span><text:span text:style-name="T34"> B1 (</text:span><text:span text:style-name="T44">g1</text:span><text:span text:style-name="T34"> : B1 ⊢b B2),</text:span></text:p>
      <text:p text:style-name="P41"><text:s text:c="19"/><text:span text:style-name="T33">g1 b&gt; (g3 &lt;b g2) ≈b g3 &lt;b (g1 b&gt; g2)</text:span></text:p>
      <text:p text:style-name="P40"><text:span text:style-name="T32"><text:s text:c="2"/></text:span><text:span text:style-name="T34">| <text:s/>CoModFun1Refl : </text:span><text:span text:style-name="T39">forall</text:span><text:span text:style-name="T34"> </text:span><text:span text:style-name="T44">A</text:span><text:span text:style-name="T34">, '1 ≈b G| (</text:span><text:span text:style-name="T61">@</text:span><text:span text:style-name="T34">ModIden A)</text:span></text:p>
      <text:p text:style-name="P40"><text:span text:style-name="T32"><text:s text:c="2"/></text:span><text:span text:style-name="T34">| <text:s/>CoModFun2Refl : </text:span><text:span text:style-name="T39">forall</text:span><text:span text:style-name="T34"> A2 A3 (</text:span><text:span text:style-name="T44">g2</text:span><text:span text:style-name="T34"> : A2 ⊢a A3) A1 (</text:span><text:span text:style-name="T44">g1</text:span><text:span text:style-name="T34"> : A1 ⊢a A2),</text:span></text:p>
      <text:p text:style-name="P41"><text:s text:c="23"/><text:span text:style-name="T33">G| (g2 &lt;a g1) ≈b G| g2 &lt;b G| g1</text:span></text:p>
      <text:p text:style-name="P40"><text:span text:style-name="T32"><text:s text:c="2"/></text:span><text:span text:style-name="T34">| CoModNatCoUnit1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4"/><text:span text:style-name="T33">γ b&gt; (g2 &lt;b g1) ≈b <text:s/>(γ b&gt; g2) &lt;b g1</text:span></text:p>
      <text:p text:style-name="P40"><text:span text:style-name="T32"><text:s text:c="2"/></text:span><text:span text:style-name="T34">| CoModNatCoUnit2 : </text:span><text:span text:style-name="T39">forall</text:span><text:span text:style-name="T34"> B2 B3 (</text:span><text:span text:style-name="T44">g2</text:span><text:span text:style-name="T34"> : B2 ⊢b B3) B1 (</text:span><text:span text:style-name="T44">g1</text:span><text:span text:style-name="T34"> : B1 ⊢b B2),</text:span></text:p>
      <text:p text:style-name="P41"><text:s text:c="24"/><text:span text:style-name="T33">γ b&gt; (g2 &lt;b g1) ≈b <text:s/>G| F| g2 &lt;b (γ b&gt; g1)</text:span></text:p>
      <text:p text:style-name="P40"><text:soft-page-break/><text:span text:style-name="T32"><text:s text:c="2"/></text:span><text:span text:style-name="T34">| CoModRectangle : </text:span><text:span text:style-name="T39">forall</text:span><text:span text:style-name="T34"> <text:s/>A1 A2 (</text:span><text:span text:style-name="T44">f</text:span><text:span text:style-name="T34"> : A1 ⊢a A2) B1 (</text:span><text:span text:style-name="T44">g</text:span><text:span text:style-name="T34"> : B1 ⊢b G|0 A1),</text:span></text:p>
      <text:p text:style-name="P50"><text:s text:c="23"/><text:span text:style-name="T33">G| f &lt;b g ≈b G| (φ a&gt; f) &lt;b (γ b&gt; g) </text:span></text:p>
      <text:p text:style-name="P21"><text:span text:style-name="T1"/></text:p>
      <text:p text:style-name="P22"><text:span text:style-name="T1">Now Dosen says that keeping only <text:s/>1 , F|0 , F| , '1 , G|0 , G| , </text:span><text:span text:style-name="T14">( counit </text:span><text:span text:style-name="T1">a</text:span><text:span text:style-name="T14">&gt; _ ) , ( unit </text:span><text:span text:style-name="T1">b</text:span><text:span text:style-name="T14">&gt; _ ) , as primitive</text:span><text:span text:style-name="T1">s then everything else can be eliminated (or atomized in case that the generating graph do have non-empty collection of generative arrows)</text:span><text:span text:style-name="T14">. </text:span><text:span text:style-name="T1">This is immediate for <text:s/>a&gt; <text:s/>, b&gt; , counit , unit , but not immediate for &lt;a <text:s/>and <text:s/>&lt;b . </text:span><text:span text:style-name="T16">Note that although the common naturality equation</text:span></text:p>
      <text:p text:style-name="P22"><text:span text:style-name="T16"><text:s text:c="4"/>(conunit a&gt; F G f) = f a&gt; counit</text:span><text:span text:style-name="T1"> <text:s text:c="2"/></text:span></text:p>
      <text:p text:style-name="P22"><text:span text:style-name="T16">is somehow decreasing, ultimately this Dosen saturation is really lacked.</text:span></text:p>
      <text:p text:style-name="P21"><text:span text:style-name="T16"/></text:p>
      <text:p text:style-name="P23"><text:span text:style-name="T1">Note that the solution for Kan extensions is not clear. Memo that </text:span></text:p>
      <text:p text:style-name="P23"><text:span text:style-name="T18">any</text:span><text:span text:style-name="T1"> adjunction gives some (</text:span><text:span text:style-name="T18">&lt;&lt; </text:span><text:span text:style-name="T1">coreflective </text:span><text:span text:style-name="T18">&gt;&gt;</text:span><text:span text:style-name="T1">) left Kan extensions which satisfy some additional polymorphism condition. For example, putting F left adjoint to G, and for L , H <text:s/>variables for functors to Set, </text:span><text:span text:style-name="T18">such</text:span><text:span text:style-name="T1"> adjunction produces </text:span><text:span text:style-name="T17">some bijective map going down (for the common map of Kan extensions) but </text:span><text:span text:style-name="T18">whose</text:span><text:span text:style-name="T17"> reverse </text:span><text:span text:style-name="T18">map</text:span><text:span text:style-name="T17"> up now has </text:span><text:span text:style-name="T18">more </text:span><text:span text:style-name="T17">&lt;&lt; form &gt;&gt; :</text:span></text:p>
      <text:p text:style-name="P23"/>
      <text:p text:style-name="P23"><text:span text:style-name="T1"><text:s text:c="6"/>L </text:span><text:span text:style-name="T19">o </text:span><text:span text:style-name="T1">G =&gt; H <text:s text:c="13"/>∨ <text:s text:c="3"/>( _ * F ) o ( L * unit )</text:span></text:p>
      <text:p text:style-name="P23"><text:span text:style-name="T1"><text:s text:c="4"/>_______________</text:span></text:p>
      <text:p text:style-name="P23"><text:span text:style-name="T1"/></text:p>
      <text:p text:style-name="P23"><text:span text:style-name="T1"><text:s text:c="6"/>L =&gt; H </text:span><text:span text:style-name="T19">o </text:span><text:span text:style-name="T1">F <text:s text:c="13"/>∧ <text:s text:c="3"/>( H * counit ) o ( _ * G ) </text:span></text:p>
      <text:p text:style-name="P14"/>
      <text:p text:style-name="P24"><text:span text:style-name="T6">w</text:span><text:span text:style-name="T1">hich makes that </text:span><text:span text:style-name="T17">the polymorphism equation</text:span></text:p>
      <text:p text:style-name="P24"><text:span text:style-name="T1"><text:s text:c="4"/>Lan (L' o L) ≅ L o Lan L <text:s/></text:span></text:p>
      <text:p text:style-name="P24"><text:span text:style-name="T17">hold </text:span><text:span text:style-name="T1">, but such equation for Kan extensions does not hold in general unless L has some right adjoint.</text:span></text:p>
      <text:p text:style-name="P23"><text:span text:style-name="T1"/></text:p>
      <text:p text:style-name="P26"><text:span text:style-name="T20">The Coq text proceed</text:span><text:span text:style-name="T22">s</text:span><text:span text:style-name="T20"> by defining or proving the following :</text:span></text:p>
      <text:p text:style-name="P26"><text:span text:style-name="T20"><text:s text:c="4"/>(*) Nodes where self is some Com, </text:span></text:p>
      <text:p text:style-name="P26"><text:span text:style-name="T20"><text:s text:c="4"/>(*) Nodes where self is some Refl, </text:span></text:p>
      <text:p text:style-name="P26"><text:span text:style-name="T20"><text:s text:c="4"/>(*) Linking primitives, </text:span></text:p>
      <text:p text:style-name="P26"><text:span text:style-name="T20"><text:s text:c="4"/>(*) Congruent linking, </text:span></text:p>
      <text:p text:style-name="P26"><text:span text:style-name="T20"><text:s text:c="4"/>(*) Transitive linking, </text:span></text:p>
      <text:p text:style-name="P26"><text:span text:style-name="T20"><text:s text:c="4"/>(*) redCongMod congruent reduction, parametrized by particular reductions, </text:span></text:p>
      <text:p text:style-name="P26"><text:span text:style-name="T20"><text:s text:c="4"/>(*) reduceCongMod collects all the redCong_ instances of redCongMod, </text:span></text:p>
      <text:p text:style-name="P26"><text:span text:style-name="T20"><text:s text:c="4"/>(*) reduceCongMultiMod do multi of reduceCongMod together with &lt;&lt; embedded propositional extensionality &gt;&gt; (saturation of derivations modulo propositional equivalence of linking) as some constructor (non &lt;&lt; axiomatic &gt;&gt;), </text:span></text:p>
      <text:p text:style-name="P26"><text:span text:style-name="T20"><text:s text:c="4"/>(*) Some lemmas : extensionality of links transformations, </text:span></text:p>
      <text:p text:style-name="P26"><text:span text:style-name="T20"><text:s text:c="4"/>(*) Some lemmas : Derived congruence, </text:span></text:p>
      <text:p text:style-name="P26"><text:span text:style-name="T20"><text:s text:c="4"/>(*) Notations for categorial adjunctions programming </text:span><text:span text:style-name="T24">with Coq existential variables and automation</text:span><text:span text:style-name="T20">, </text:span><text:span text:style-name="T24">for example :</text:span><text:span text:style-name="T20"> </text:span></text:p>
      <text:p text:style-name="P26"><text:span text:style-name="T20"/></text:p>
      <text:p text:style-name="P39"><text:span text:style-name="T28"><text:s text:c="4"/></text:span><text:span text:style-name="T53">Lemma</text:span><text:span text:style-name="T31"> </text:span><text:span text:style-name="T58">example1</text:span><text:span text:style-name="T31"> : </text:span><text:span text:style-name="T38">forall</text:span><text:span text:style-name="T31"> </text:span><text:span text:style-name="T43">A</text:span><text:span text:style-name="T31">, { </text:span><text:span text:style-name="T43">f''</text:span><text:span text:style-name="T31"> : _ &amp; { </text:span><text:span text:style-name="T43">ΔΔ'</text:span><text:span text:style-name="T31"> : _ | ΔΔ' ⊧ f'' *↜a F| (γ| (G| (</text:span><text:span text:style-name="T62">@</text:span><text:span text:style-name="T31">ModIden A) &lt;b G| 1) &lt;b G| 1) }} .</text:span></text:p>
      <text:p text:style-name="P40"><text:span text:style-name="T32"><text:s text:c="4"/></text:span><text:span text:style-name="T55">Proof</text:span><text:span text:style-name="T34">.</text:span></text:p>
      <text:p text:style-name="P40"><text:soft-page-break/><text:span text:style-name="T32"><text:s text:c="6"/></text:span><text:span text:style-name="T71">intros</text:span><text:span text:style-name="T34">. </text:span><text:span text:style-name="T71">eexists</text:span><text:span text:style-name="T34">. </text:span><text:span text:style-name="T71">eexists</text:span><text:span text:style-name="T34">.</text:span></text:p>
      <text:p text:style-name="P40"><text:span text:style-name="T32"><text:s text:c="6"/></text:span><text:span text:style-name="T71">refine</text:span><text:span text:style-name="T34"> (INIT F| (γ| (G| (</text:span><text:span text:style-name="T61">@</text:span><text:span text:style-name="T34">ModIden A) &lt;b G| 1) &lt;b G| 1) ;;</text:span></text:p>
      <text:p text:style-name="P40"><text:span text:style-name="T34">fun2' </text:span><text:span text:style-name="T39">at</text:span><text:span text:style-name="T34"> <text:s/>( (bottomF (leftComCoMod (bottomγ <text:s/>(selfCoMod))))) ;;</text:span></text:p>
      <text:p text:style-name="P40"><text:span text:style-name="T34">fun1' </text:span><text:span text:style-name="T39">at</text:span><text:span text:style-name="T34"> ( (bottomF_Refl (rightComCoMod_Refl selfCoMod_Refl))) ;;</text:span></text:p>
      <text:p text:style-name="P40"><text:span text:style-name="T34">cat1r </text:span><text:span text:style-name="T39">at</text:span><text:span text:style-name="T34"> <text:s/>( (bottomF (leftComCoMod (bottomγ <text:s/>(bottomG (selfMod)))))) ;;</text:span></text:p>
      <text:p text:style-name="P40"><text:span text:style-name="T34">INIT F| (γ| (G| 1) &lt;b '1) ;;</text:span><text:span text:style-name="T32"> <text:s text:c="86"/></text:span><text:span text:style-name="T34">fun1' </text:span><text:span text:style-name="T39">at</text:span><text:span text:style-name="T34"> ((bottomF_Refl (leftComCoMod_Refl (bottomγ_Refl (selfCoMod_Refl))))) ;;</text:span></text:p>
      <text:p text:style-name="P42"><text:span text:style-name="T33">NOOP ); </text:span></text:p>
      <text:p text:style-name="P42"><text:span text:style-name="T33"><text:s text:c="6"/>shelveLinks;</text:span></text:p>
      <text:p text:style-name="P40"><text:span text:style-name="T32"><text:s text:c="6"/></text:span><text:span text:style-name="T72">repeat</text:span><text:span text:style-name="T34"> (</text:span><text:span text:style-name="T71">intuition</text:span><text:span text:style-name="T34"> </text:span><text:span text:style-name="T71">eauto</text:span><text:span text:style-name="T34">; </text:span><text:span text:style-name="T71">econstructor</text:span><text:span text:style-name="T34">).</text:span></text:p>
      <text:p text:style-name="P40"><text:span text:style-name="T32"><text:s text:c="6"/></text:span><text:span text:style-name="T55">Show</text:span><text:span text:style-name="T34"> </text:span><text:span text:style-name="T55">Proof</text:span><text:span text:style-name="T34">.</text:span></text:p>
      <text:p text:style-name="P49"><text:span text:style-name="T32"><text:s text:c="4"/></text:span><text:span text:style-name="T55">Qed</text:span><text:span text:style-name="T34">.</text:span></text:p>
      <text:p text:style-name="P33"><text:span text:style-name="T20"><text:s text:c="4"/>(*) Derived congruences on the multi, </text:span></text:p>
      <text:p text:style-name="P27"><text:span text:style-name="T20"><text:s text:c="4"/>(*) Completeness lemma of new saturated-congruent reduce relation (for particular cut elimination) under the precedent reduce relation (for total cut elimination), note that this lemma is comparable to the &lt;&lt; development lemma &gt;&gt; for semiassociativity, and is also comparable to the filtered/directed colimit technique for presentable objects in categories, which are reflections of free colimits in the polymorphic (Yoneda) representation ... memo that another name for filtered colimit is inductive colimit !</text:span></text:p>
      <text:p text:style-name="P26"><text:span text:style-name="T20"><text:s text:c="4"/>(*) Soundness lemma of new saturated-congruent reduce relation for the original conversion relation.</text:span></text:p>
      <text:p text:style-name="P28"><text:span text:style-name="T20"><text:s text:c="4"/>(*</text:span><text:span text:style-name="T1">) And finally, t</text:span><text:span text:style-name="T21">he Coq proposition of the congruent resolution is :</text:span></text:p>
      <text:p text:style-name="P25"><text:span text:style-name="T1"/></text:p>
      <text:p text:style-name="P38"><text:span text:style-name="T26"><text:s text:c="4"/></text:span><text:span text:style-name="T51">Fixpoint</text:span><text:span text:style-name="T29"> </text:span><text:span text:style-name="T56">solveCongMod</text:span><text:span text:style-name="T29"> len {</text:span><text:span text:style-name="T36">struct</text:span><text:span text:style-name="T29"> len} : </text:span><text:span text:style-name="T36">forall</text:span><text:span text:style-name="T29"> A1 A2 (</text:span><text:span text:style-name="T41">f</text:span><text:span text:style-name="T29"> : A1 ⊢a A2) (</text:span><text:span text:style-name="T41">n</text:span><text:span text:style-name="T29"> : nodesMod f) (</text:span><text:span text:style-name="T41">H_gradeNodeTotalMod</text:span><text:span text:style-name="T29"> : gradeMod f + gradeNodeMod n &lt;= len),</text:span></text:p>
      <text:p text:style-name="P40"><text:span text:style-name="T32"><text:s text:c="4"/></text:span><text:span text:style-name="T65">{</text:span><text:span text:style-name="T34"> </text:span><text:span text:style-name="T44">fSol</text:span><text:span text:style-name="T34"> : A1 ⊢a A2 &amp; </text:span><text:span text:style-name="T65">{</text:span><text:span text:style-name="T34"> </text:span><text:span text:style-name="T44">Δ</text:span><text:span text:style-name="T34"> : nodesMod f -&gt; <text:s/>nodesMod fSol -&gt; </text:span><text:span text:style-name="T39">Prop</text:span><text:span text:style-name="T34"> |</text:span></text:p>
      <text:p text:style-name="P40"><text:span text:style-name="T32"><text:s text:c="6"/></text:span><text:span text:style-name="T34">Δ ⊧ fSol *↜a f /\ </text:span><text:span text:style-name="T39">forall</text:span><text:span text:style-name="T34"> </text:span><text:span text:style-name="T44">n'</text:span><text:span text:style-name="T34">, ~ Δ n n' }}</text:span></text:p>
      <text:p text:style-name="P40"><text:span text:style-name="T32"><text:s text:c="4"/></text:span><text:span text:style-name="T39">with</text:span><text:span text:style-name="T34"> </text:span><text:span text:style-name="T59">solveCongCoMod</text:span><text:span text:style-name="T34"> len {</text:span><text:span text:style-name="T39">struct</text:span><text:span text:style-name="T34"> len} : </text:span><text:span text:style-name="T39">forall</text:span><text:span text:style-name="T34"> B1 B2 (</text:span><text:span text:style-name="T44">g</text:span><text:span text:style-name="T34"> : B1 ⊢b B2) (</text:span><text:span text:style-name="T44">m</text:span><text:span text:style-name="T34"> : nodesCoMod g) (</text:span><text:span text:style-name="T44">H_gradeNodeTotalCoMod</text:span><text:span text:style-name="T34"> : gradeCoMod g + gradeNodeCoMod m &lt;= len),</text:span></text:p>
      <text:p text:style-name="P40"><text:span text:style-name="T32"><text:s text:c="4"/></text:span><text:span text:style-name="T65">{</text:span><text:span text:style-name="T34"> </text:span><text:span text:style-name="T44">gSol</text:span><text:span text:style-name="T34"> : B1 ⊢b B2 &amp; </text:span><text:span text:style-name="T65">{</text:span><text:span text:style-name="T34"> </text:span><text:span text:style-name="T44">Λ</text:span><text:span text:style-name="T34"> : nodesCoMod g -&gt; <text:s/>nodesCoMod gSol -&gt; </text:span><text:span text:style-name="T39">Prop</text:span><text:span text:style-name="T34"> |</text:span></text:p>
      <text:p text:style-name="P49"><text:span text:style-name="T32"><text:s text:c="6"/></text:span><text:span text:style-name="T34">Λ ⊧ gSol *↜b g /\ </text:span><text:span text:style-name="T39">forall</text:span><text:span text:style-name="T34"> </text:span><text:span text:style-name="T44">m'</text:span><text:span text:style-name="T34">, ~ Λ m m' }}.</text:span></text:p>
      <text:p text:style-name="P25"><text:span text:style-name="T1"/></text:p>
      <text:p text:style-name="P9"><text:span text:style-name="T63">3. </text:span><text:span text:style-name="T64">RECURSION PROGRAMMING</text:span></text:p>
      <text:p text:style-name="P9"/>
      <text:p text:style-name="P10">Moving from purely sequential categorial programming, the question is whether the recursive programming techniques of nested memory may converge to categorial programming.</text:p>
      <text:p text:style-name="P10"/>
      <text:p text:style-name="P10">For example, to program the enumeration of combinations of selections from some data list, then 3 nested accumulators are held (in addition to the heights accumulator<text:span text:style-name="T66">)</text:span>. <text:span text:style-name="T66">This example is more technical than the common lexer which only hold 2 nested accumulators or more technical than the common recursive-descent parser whose main technique is backtracking.</text:span></text:p>
      <text:p text:style-name="P48"/>
      <text:p text:style-name="P43"><text:span text:style-name="T32">Compute List.rev ( enumerate [ </text:span><text:span text:style-name="T67">"a"</text:span><text:span text:style-name="T32"> ; </text:span><text:span text:style-name="T67">"b"</text:span><text:span text:style-name="T32"> ; </text:span><text:span text:style-name="T67">"c"</text:span><text:span text:style-name="T32"> ; </text:span><text:span text:style-name="T67">"d"</text:span><text:span text:style-name="T32"> ; </text:span><text:span text:style-name="T67">"e"</text:span><text:span text:style-name="T32"> ; </text:span><text:span text:style-name="T67">"f"</text:span><text:span text:style-name="T32"> ; </text:span><text:span text:style-name="T67">"g"</text:span><text:span text:style-name="T32"> ] [ 0 ; 1 ; 0 ] ).</text:span></text:p>
      <text:p text:style-name="P47"/>
      <text:p text:style-name="P45">(**</text:p>
      <text:p text:style-name="P46"><text:s text:c="5"/><text:span text:style-name="T33">= [[["a"]; ["b"; "c"]; ["d"]]; [["a"]; ["b"; "c"]; ["e"]];</text:span></text:p>
      <text:p text:style-name="P46"><text:soft-page-break/><text:s text:c="7"/><text:span text:style-name="T33">[["a"]; ["b"; "c"]; ["f"]]; [["a"]; ["b"; "c"]; ["g"]];</text:span></text:p>
      <text:p text:style-name="P46"><text:s text:c="7"/><text:span text:style-name="T33">[["a"]; ["b"; "d"]; ["e"]]; [["a"]; ["b"; "d"]; ["f"]]; ... </text:span><text:s/><text:span text:style-name="T33">**)</text:span></text:p>
      <text:p text:style-name="P10"/>
      <text:p text:style-name="P44"><text:span text:style-name="T54">Definition</text:span><text:span text:style-name="T32"> </text:span><text:span text:style-name="T60">enumerate</text:span><text:span text:style-name="T32"> {</text:span><text:span text:style-name="T45">A</text:span><text:span text:style-name="T32"> :</text:span><text:span text:style-name="T40">Set</text:span><text:span text:style-name="T32">} (</text:span><text:span text:style-name="T45">data</text:span><text:span text:style-name="T32"> : list A) (</text:span><text:span text:style-name="T45">heights</text:span><text:span text:style-name="T32"> : list nat) : list (list (list A)) :=</text:span></text:p>
      <text:p text:style-name="P40"><text:span text:style-name="T32"><text:s text:c="2"/></text:span><text:span text:style-name="T39">let</text:span><text:span text:style-name="T34"> enumerate := </text:span></text:p>
      <text:p text:style-name="P40"><text:span text:style-name="T32"><text:s text:c="6"/></text:span><text:span text:style-name="T34">(</text:span><text:span text:style-name="T39">fix</text:span><text:span text:style-name="T34"> <text:s/>enumerate data heights selection combination enumeration {</text:span><text:span text:style-name="T39">struct</text:span><text:span text:style-name="T34"> data} :=</text:span></text:p>
      <text:p text:style-name="P40"><text:span text:style-name="T32"><text:s text:c="9"/></text:span><text:span text:style-name="T39">match</text:span><text:span text:style-name="T34"> data </text:span><text:span text:style-name="T39">with</text:span></text:p>
      <text:p text:style-name="P41"><text:s text:c="11"/><text:span text:style-name="T33">| [] =&gt;</text:span></text:p>
      <text:p text:style-name="P40"><text:span text:style-name="T32"><text:s text:c="13"/></text:span><text:span text:style-name="T39">match</text:span><text:span text:style-name="T34"> heights </text:span><text:span text:style-name="T39">with</text:span></text:p>
      <text:p text:style-name="P41"><text:s text:c="15"/><text:span text:style-name="T33">| [] =&gt; ((List.rev combination) :: enumeration) </text:span></text:p>
      <text:p text:style-name="P41"><text:s text:c="15"/><text:span text:style-name="T33">| _ =&gt; enumeration</text:span></text:p>
      <text:p text:style-name="P40"><text:span text:style-name="T32"><text:s text:c="13"/></text:span><text:span text:style-name="T39">end</text:span></text:p>
      <text:p text:style-name="P41"><text:s text:c="11"/><text:span text:style-name="T33">| x :: restData =&gt;</text:span></text:p>
      <text:p text:style-name="P40"><text:span text:style-name="T32"><text:s text:c="13"/></text:span><text:span text:style-name="T39">match</text:span><text:span text:style-name="T34"> heights </text:span><text:span text:style-name="T39">with</text:span></text:p>
      <text:p text:style-name="P41"><text:s text:c="15"/><text:span text:style-name="T33">| [] =&gt; ((List.rev combination) :: enumeration) </text:span></text:p>
      <text:p text:style-name="P41"><text:s text:c="15"/><text:span text:style-name="T33">| 0 :: restHeights =&gt;</text:span></text:p>
      <text:p text:style-name="P41"><text:s text:c="17"/><text:span text:style-name="T33">enumerate restData heights selection combination</text:span></text:p>
      <text:p text:style-name="P41"><text:s text:c="23"/><text:span text:style-name="T33">(enumerate restData restHeights [] ((List.rev (x :: selection)) :: combination) enumeration)</text:span></text:p>
      <text:p text:style-name="P41"><text:s text:c="15"/><text:span text:style-name="T33">| S curHeight :: restHeights =&gt;</text:span></text:p>
      <text:p text:style-name="P41"><text:s text:c="17"/><text:span text:style-name="T33">enumerate restData heights selection combination</text:span></text:p>
      <text:p text:style-name="P41"><text:s text:c="23"/><text:span text:style-name="T33">(enumerate restData (curHeight :: restHeights) (x :: selection) combination enumeration) </text:span></text:p>
      <text:p text:style-name="P40"><text:span text:style-name="T32"><text:s text:c="13"/></text:span><text:span text:style-name="T39">end</text:span></text:p>
      <text:p text:style-name="P40"><text:span text:style-name="T32"><text:s text:c="9"/></text:span><text:span text:style-name="T39">end</text:span><text:span text:style-name="T34">)</text:span></text:p>
      <text:p text:style-name="P40"><text:span text:style-name="T32"><text:s text:c="2"/></text:span><text:span text:style-name="T39">in</text:span></text:p>
      <text:p text:style-name="P50"><text:s text:c="2"/><text:span text:style-name="T33">enumerate data heights [] [] [].</text:span></text:p>
      <text:p text:style-name="P7"/>
      <text:p text:style-name="P32"><text:span text:style-name="T23">4</text:span><text:span text:style-name="T1">. </text:span><text:span text:style-name="T25">MACLANE ASSOCIATIVITY COHERENCE</text:span></text:p>
      <text:p text:style-name="P8"/>
      <text:p text:style-name="P8"/>
      <text:p text:style-name="P32"><text:span text:style-name="T23">5</text:span><text:span text:style-name="T1">. </text:span><text:span text:style-name="T25">DOSEN SEMI-ASSOCIATIVITY COHERENCE</text:span></text:p>
      <text:p text:style-name="P1"><text:span text:style-name="T3"/></text:p>
      <text:p text:style-name="P29"><text:span text:style-name="T3"/></text:p>
      <text:p text:style-name="P31"><text:span text:style-name="T25">REFERENCES</text:span></text:p>
      <text:p text:style-name="P29"><text:span text:style-name="T1"/></text:p>
      <text:p text:style-name="P4">[1] 1337777.net, « https://github.com/1337777/dosen/blob/master/dosenSolution1.v »</text:p>
      <text:p text:style-name="P4">[2] 1337777.net, « https://github.com/1337777/dosen/blob/master/dosenSolution.v »</text:p>
      <text:p text:style-name="P4">[4] https://www.cis.upenn.edu/~bcpierce/sf/current/Smallstep.html</text:p>
      <text:p text:style-name="P13"><text:span text:style-name="T1">[5] Saillard, http://www.cri.ensmp.fr/people/saillard/Files/thesis.pdf</text:span></text:p>
      <text:p text:style-name="P4">[1<text:span text:style-name="T74">'</text:span>] Dosen, «Cut Elimination in Categories» In: https://books.google.com/books?isbn=9401712077</text:p>
      <text:p text:style-name="P4">[2<text:span text:style-name="T74">'</text:span>] 1337777.net, «MACLANE PENTAGON COHERENCE IS SOME RECURSIVE COMONADIC DESCENT» In: Studies in Logic, SYSU</text:p>
      <text:p text:style-name="P4"><text:span text:style-name="T1">[3</text:span><text:span text:style-name="T74">'</text:span><text:span text:style-name="T1">] 1337777.net, «1337777.in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FreeMono"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7:09:07.833810179</meta:creation-date>
    <meta:generator>LibreOffice/5.0.5.2$Linux_X86_64 LibreOffice_project/00m0$Build-2</meta:generator>
    <dc:date>2016-03-08T18:09:38.321273716</dc:date>
    <meta:editing-duration>PT18H39M49S</meta:editing-duration>
    <meta:editing-cycles>58</meta:editing-cycles>
    <meta:document-statistic meta:table-count="0" meta:image-count="0" meta:object-count="0" meta:page-count="6" meta:paragraph-count="151" meta:word-count="2572" meta:character-count="14940" meta:non-whitespace-character-count="11566"/>
  </office:meta>
</office:document-meta>
</file>